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Boletin 1</text:p>
      <text:p text:style-name="Standard"/>
      <text:p text:style-name="P1">1- Escribir o resultado das seguintes expresions: </text:p>
      <text:p text:style-name="Standard"/>
      <text:p text:style-name="Standard">a) ((3+2) % 2 – 15) / 2*5 = </text:p>
      <text:p text:style-name="Standard"/>
      <text:p text:style-name="Standard">b) ( 6 + 6 ( 6 ) / 7 + 35 / 2 – 8* 5 / 4 * 2 =</text:p>
      <text:p text:style-name="Standard"/>
      <text:p text:style-name="Standard">c) 3 + 6 *14 % 3 = </text:p>
      <text:p text:style-name="Standard"/>
      <text:p text:style-name="Standard">d) 8 + 7 * 3 + 4 * 6 / 2 % 4 =</text:p>
      <text:p text:style-name="Standard"/>
      <text:p text:style-name="Standard">e) 27 % 4 + 15 / 4 =</text:p>
      <text:p text:style-name="Standard"/>
      <text:p text:style-name="Standard">f) 37 / 4^2 – 2 = </text:p>
      <text:p text:style-name="Standard"/>
      <text:p text:style-name="Standard">g) 9 * 2 / 3 * 25 * 3 = </text:p>
      <text:p text:style-name="Standard"/>
      <text:p text:style-name="Standard">h) ( 7 * 3 - 4 * 4 ) * 2 / 4 * 2 =</text:p>
      <text:p text:style-name="Standard"/>
      <text:p text:style-name="Standard"/>
      <text:p text:style-name="P1">2- Cales dos seguintes nomes de variables no son válidos ?</text:p>
      <text:p text:style-name="Standard"/>
      <text:p text:style-name="Standard">a) Salto- mortal, salto_mortal, salto + mortal, 2salto, "salto"</text:p>
      <text:p text:style-name="Standard"/>
      <text:p text:style-name="Standard">b) cantidade total, cant_total, cant5, cantidadeTotal</text:p>
      <text:p text:style-name="Standard"/>
      <text:p text:style-name="Standard"/>
      <text:p text:style-name="P1">3- Expresar, utilizando operadores aritméticos, as seguintes expresións matemáticas.</text:p>
      <text:p text:style-name="Standard"/>
      <text:p text:style-name="Standard">a) <text:span text:style-name="T1">m + n</text:span></text:p>
      <text:p text:style-name="Standard"><text:s text:c="8"/>n</text:p>
      <text:p text:style-name="Standard"/>
      <text:p text:style-name="Standard"/>
      <text:p text:style-name="Standard">b) <text:span text:style-name="T1">m + n</text:span></text:p>
      <text:p text:style-name="P3"><text:s text:c="8"/>p <text:s text:c="7"/></text:p>
      <text:p text:style-name="P4"><text:s text:c="5"/><text:span text:style-name="T1">p – r</text:span></text:p>
      <text:p text:style-name="P4"><text:s text:c="8"/>s</text:p>
      <text:p text:style-name="P4"/>
      <text:p text:style-name="P4">c) <text:span text:style-name="T1">m + 4</text:span></text:p>
      <text:p text:style-name="P4"><text:s text:c="5"/>p – q</text:p>
      <text:p text:style-name="P4"/>
      <text:p text:style-name="P4">d) <text:span text:style-name="T1">c.r.t <text:s text:c="3"/></text:span></text:p>
      <text:p text:style-name="P4"><text:s text:c="7"/>100</text:p>
      <text:p text:style-name="P4"/>
      <text:p text:style-name="P4">e) <text:span text:style-name="T1">m + n </text:span></text:p>
      <text:p text:style-name="P4"><text:s text:c="5"/>p +<text:span text:style-name="T1"> q </text:span></text:p>
      <text:p text:style-name="P4"><text:s text:c="12"/>r</text:p>
      <text:p text:style-name="P4"/>
      <text:p text:style-name="P4"/>
      <text:p text:style-name="P4"><text:soft-page-break/></text:p>
      <text:p text:style-name="P4">f) <text:span text:style-name="T1">m</text:span><text:tab/>(p + q)</text:p>
      <text:p text:style-name="P4"><text:s text:c="4"/>n</text:p>
      <text:p text:style-name="P4"/>
      <text:p text:style-name="P4">g)<text:span text:style-name="T1"> n (1 + i) .i <text:s/></text:span></text:p>
      <text:p text:style-name="P4"><text:s text:c="4"/>(1 + i )^t – 1</text:p>
      <text:p text:style-name="P4"/>
      <text:p text:style-name="P4"/>
      <text:p text:style-name="P4"/>
      <text:p text:style-name="P5">4- Avalia as seguintes expresións.</text:p>
      <text:p text:style-name="P4"/>
      <text:p text:style-name="P4">a) true &amp;&amp; true == false</text:p>
      <text:p text:style-name="P4"/>
      <text:p text:style-name="P4">b) !false =/= true</text:p>
      <text:p text:style-name="P4"/>
      <text:p text:style-name="P4">c) <text:s/>(true &amp;&amp; true) || <text:s/>false == true</text:p>
      <text:p text:style-name="P4"/>
      <text:p text:style-name="P4">d) (false || false ) &amp;&amp; false = true</text:p>
      <text:p text:style-name="P4"/>
      <text:p text:style-name="P4">e) (!(true &amp;&amp; false)) == false</text:p>
      <text:p text:style-name="P4"/>
      <text:p text:style-name="P4">f) <text:s/>"12" + "12" == "24"</text:p>
      <text:p text:style-name="P4"/>
      <text:p text:style-name="P4">g) "12" + "12" == "1212"</text:p>
      <text:p text:style-name="P4"/>
      <text:p text:style-name="P4"/>
      <text:p text:style-name="P5">5- Avaliar as seguintes expresións, tendo en conta que as variables teñen os valores: </text:p>
      <text:p text:style-name="P4"/>
      <text:p text:style-name="P4">a) i=1 , j=0 ,k=-1<text:tab/><text:tab/>i+k &lt;= j-k*3 &amp;&amp; k &gt;= 2</text:p>
      <text:p text:style-name="P4"/>
      <text:p text:style-name="P4">b) i=3, <text:s/>j=2, k=-1<text:tab/><text:tab/>i==3 || <text:s/>j &lt;= 2 &amp;&amp; &gt; 0</text:p>
      <text:p text:style-name="P4"/>
      <text:p text:style-name="P4">c) tipo=10, rede=7,5<text:tab/><text:tab/>tipo &lt; rede +1,5</text:p>
      <text:p text:style-name="P4"/>
      <text:p text:style-name="P4">d) ano = 1993<text:tab/><text:tab/><text:tab/>ano % 400 == 0</text:p>
      <text:p text:style-name="P4"/>
      <text:p text:style-name="P4">e) 3 ==2 || 5&gt;1 +1</text:p>
      <text:p text:style-name="P4"/>
      <text:p text:style-name="P4">f) 5 – 2 &gt; 4 &amp;&amp; ! ( 0,5 == 1/5)</text:p>
      <text:p text:style-name="P4"/>
      <text:p text:style-name="P4"/>
      <text:p text:style-name="P4">Supon que: <text:s/>a=2 , b= 5, c=6 , d=10</text:p>
      <text:p text:style-name="P4"/>
      <text:p text:style-name="P4">a) a &gt;= b || a &gt;= c &amp;&amp; a &lt; d</text:p>
      <text:p text:style-name="P4"/>
      <text:p text:style-name="P4">b) a + b &lt; c &amp;&amp; a + c &lt; d || 2*a &lt; a+b</text:p>
      <text:p text:style-name="P4"/>
      <text:p text:style-name="P4">c) !(a * b &lt; d) &amp;&amp; !(a * b &lt; c)) || b + c &lt;= d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M1S</meta:editing-duration>
    <meta:editing-cycles>7</meta:editing-cycles>
    <meta:generator>OpenOffice/4.1.1$Win32 OpenOffice.org_project/411m6$Build-9775</meta:generator>
    <dc:date>2020-10-05T10:48:38.55</dc:date>
    <meta:document-statistic meta:table-count="0" meta:image-count="0" meta:object-count="0" meta:page-count="3" meta:paragraph-count="50" meta:word-count="369" meta:character-count="1380"/>
    <meta:user-defined meta:name="Info 1"/>
    <meta:user-defined meta:name="Info 2"/>
    <meta:user-defined meta:name="Info 3"/>
    <meta:user-defined meta:name="Info 4"/>
  </office:meta>
</office:document-meta>
</file>